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4098in"/>
    </style:style>
    <style:style style:name="co2" style:family="table-column">
      <style:table-column-properties fo:break-before="auto" style:column-width="3.9028in"/>
    </style:style>
    <style:style style:name="co3" style:family="table-column">
      <style:table-column-properties fo:break-before="auto" style:column-width="1.5291in"/>
    </style:style>
    <style:style style:name="co4" style:family="table-column">
      <style:table-column-properties fo:break-before="auto" style:column-width="1.9646in"/>
    </style:style>
    <style:style style:name="co5" style:family="table-column">
      <style:table-column-properties fo:break-before="auto" style:column-width="1.1563in"/>
    </style:style>
    <style:style style:name="co6" style:family="table-column">
      <style:table-column-properties fo:break-before="auto" style:column-width="0.9173in"/>
    </style:style>
    <style:style style:name="co7" style:family="table-column">
      <style:table-column-properties fo:break-before="auto" style:column-width="0.3783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4.1075in"/>
    </style:style>
    <style:style style:name="co10" style:family="table-column">
      <style:table-column-properties fo:break-before="auto" style:column-width="0.9299in"/>
    </style:style>
    <style:style style:name="co11" style:family="table-column">
      <style:table-column-properties fo:break-before="auto" style:column-width="0.6827in"/>
    </style:style>
    <style:style style:name="co12" style:family="table-column">
      <style:table-column-properties fo:break-before="auto" style:column-width="1.2945in"/>
    </style:style>
    <style:style style:name="co13" style:family="table-column">
      <style:table-column-properties fo:break-before="auto" style:column-width="0.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8in"/>
    </style:style>
    <style:style style:name="co16" style:family="table-column">
      <style:table-column-properties fo:break-before="auto" style:column-width="0.6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/>
      <style:text-properties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cccccc"/>
      <style:text-properties fo:font-weight="bold"/>
    </style:style>
    <style:style style:name="ce7" style:family="table-cell" style:parent-style-name="Default">
      <style:table-cell-properties style:text-align-source="fix" style:repeat-content="false"/>
      <style:paragraph-properties fo:text-align="start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9" style:family="table-cell" style:parent-style-name="Default">
      <style:table-cell-properties fo:background-color="#ff9966" style:text-align-source="fix" style:repeat-content="false" style:vertical-align="middle"/>
      <style:paragraph-properties fo:text-align="center"/>
      <style:text-properties fo:font-weight="bold"/>
    </style:style>
    <style:style style:name="ce10" style:family="table-cell" style:parent-style-name="Default">
      <style:table-cell-properties fo:background-color="#ff9966" style:text-align-source="fix" style:repeat-content="false"/>
      <style:paragraph-properties fo:text-align="center"/>
      <style:text-properties fo:font-weight="bold"/>
    </style:style>
    <style:style style:name="ce11" style:family="table-cell" style:parent-style-name="Default">
      <style:table-cell-properties fo:background-color="#ffcc99" style:text-align-source="fix" style:repeat-content="false"/>
      <style:paragraph-properties fo:text-align="center"/>
    </style:style>
    <style:style style:name="ce12" style:family="table-cell" style:parent-style-name="Default">
      <style:table-cell-properties fo:background-color="#00ae00" style:text-align-source="fix" style:repeat-content="false" style:vertical-align="middle"/>
      <style:paragraph-properties fo:text-align="center"/>
      <style:text-properties fo:font-weight="bold"/>
    </style:style>
    <style:style style:name="ce13" style:family="table-cell" style:parent-style-name="Default">
      <style:table-cell-properties fo:background-color="#00ae00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33cc66"/>
    </style:style>
    <style:style style:name="ce15" style:family="table-cell" style:parent-style-name="Default">
      <style:table-cell-properties fo:background-color="#00ae00" style:text-align-source="fix" style:repeat-content="false"/>
      <style:paragraph-properties fo:text-align="center"/>
      <style:text-properties fo:font-weight="bold"/>
    </style:style>
    <style:style style:name="ce16" style:family="table-cell" style:parent-style-name="Default">
      <style:table-cell-properties fo:background-color="#33cc66" style:text-align-source="fix" style:repeat-content="false"/>
      <style:paragraph-properties fo:text-align="center"/>
    </style:style>
    <style:style style:name="ce17" style:family="table-cell" style:parent-style-name="Default">
      <style:table-cell-properties fo:background-color="#33cc66" style:text-align-source="fix" style:repeat-content="false"/>
      <style:paragraph-properties fo:text-align="center"/>
      <style:text-properties fo:font-weight="normal"/>
    </style:style>
    <style:style style:name="ce18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weight="bold"/>
    </style:style>
    <style:style style:name="ce19" style:family="table-cell" style:parent-style-name="Default">
      <style:table-cell-properties fo:background-color="#00b8ff" style:text-align-source="fix" style:repeat-content="false"/>
      <style:paragraph-properties fo:text-align="center"/>
      <style:text-properties fo:font-weight="bold"/>
    </style:style>
    <style:style style:name="ce20" style:family="table-cell" style:parent-style-name="Default">
      <style:table-cell-properties fo:background-color="#99ccff"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00b8ff"/>
      <style:text-properties fo:font-weight="bold"/>
    </style:style>
    <style:style style:name="ce2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/>
    </style:style>
    <style:style style:name="ce23" style:family="table-cell" style:parent-style-name="Default">
      <style:table-cell-properties fo:background-color="#ffff99" style:text-align-source="fix" style:repeat-content="false"/>
      <style:paragraph-properties fo:text-align="center"/>
      <style:text-properties fo:font-weight="bold"/>
    </style:style>
    <style:style style:name="ce24" style:family="table-cell" style:parent-style-name="Default">
      <style:table-cell-properties fo:background-color="#ffffcc" style:text-align-source="fix" style:repeat-content="false"/>
      <style:paragraph-properties fo:text-align="center"/>
    </style:style>
    <style:style style:name="ce25" style:family="table-cell" style:parent-style-name="Default">
      <style:table-cell-properties fo:background-color="#ffff99"/>
      <style:text-properties fo:font-weight="bold"/>
    </style:style>
    <style:style style:name="ce26" style:family="table-cell" style:parent-style-name="Default">
      <style:table-cell-properties fo:background-color="#cccccc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/>
      <style:text-properties fo:font-weight="bold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opic</text:p>
          </table:table-cell>
          <table:table-cell office:value-type="string">
            <text:p>Project</text:p>
          </table:table-cell>
          <table:table-cell office:value-type="string">
            <text:p>Component</text:p>
          </table:table-cell>
          <table:table-cell office:value-type="string">
            <text:p>Version</text:p>
          </table:table-cell>
          <table:table-cell office:value-type="string">
            <text:p>Type</text:p>
          </table:table-cell>
          <table:table-cell office:value-type="string">
            <text:p>Status</text:p>
          </table:table-cell>
          <table:table-cell table:number-columns-repeated="2"/>
        </table:table-row>
      </table:table>
      <table:table table:name="Sheet1_3" table:style-name="ta1" table:print="false">
        <table:table-column table:style-name="co1" table:default-cell-style-name="ce4"/>
        <table:table-column table:style-name="co9" table:default-cell-style-name="ce7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5" table:default-cell-style-name="ce11"/>
        <table:table-column table:style-name="co14" table:default-cell-style-name="ce16"/>
        <table:table-column table:style-name="co15" table:number-columns-repeated="4" table:default-cell-style-name="ce20"/>
        <table:table-column table:style-name="co15" table:number-columns-repeated="8" table:default-cell-style-name="ce24"/>
        <table:table-column table:style-name="co16" table:default-cell-style-name="ce27"/>
        <table:table-column table:style-name="co8" table:default-cell-style-name="Default"/>
        <table:table-row table:style-name="ro1">
          <table:table-cell table:style-name="ce2" office:value-type="string" table:number-columns-spanned="5" table:number-rows-spanned="1">
            <text:p>Bugs &amp; Features</text:p>
          </table:table-cell>
          <table:covered-table-cell table:style-name="ce6"/>
          <table:covered-table-cell table:number-columns-repeated="3" table:style-name="ce3"/>
          <table:table-cell table:style-name="ce9" office:value-type="string" table:number-columns-spanned="5" table:number-rows-spanned="1">
            <text:p>Developer Ranking</text:p>
          </table:table-cell>
          <table:covered-table-cell table:number-columns-repeated="4" table:style-name="ce10"/>
          <table:table-cell table:style-name="ce15" office:value-type="string">
            <text:p>Time</text:p>
          </table:table-cell>
          <table:table-cell table:style-name="ce18" office:value-type="string" table:number-columns-spanned="4" table:number-rows-spanned="1">
            <text:p>Customer Ranking</text:p>
          </table:table-cell>
          <table:covered-table-cell table:number-columns-repeated="3" table:style-name="ce21"/>
          <table:table-cell table:style-name="ce22" office:value-type="string" table:number-columns-spanned="8" table:number-rows-spanned="1">
            <text:p>Top Prospect Ranking</text:p>
          </table:table-cell>
          <table:covered-table-cell table:number-columns-repeated="7" table:style-name="ce25"/>
          <table:table-cell table:style-name="ce26"/>
          <table:table-cell/>
        </table:table-row>
        <table:table-row table:style-name="ro1">
          <table:table-cell table:style-name="ce3" office:value-type="string">
            <text:p>ID</text:p>
          </table:table-cell>
          <table:table-cell table:style-name="ce6" office:value-type="string">
            <text:p>Topic</text:p>
          </table:table-cell>
          <table:table-cell table:style-name="ce3" office:value-type="string">
            <text:p>Component</text:p>
          </table:table-cell>
          <table:table-cell table:style-name="ce3" office:value-type="string">
            <text:p>Version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Jim</text:p>
          </table:table-cell>
          <table:table-cell table:style-name="ce10" office:value-type="string">
            <text:p>Jesse</text:p>
          </table:table-cell>
          <table:table-cell table:style-name="ce10" office:value-type="string">
            <text:p>Wen</text:p>
          </table:table-cell>
          <table:table-cell table:style-name="ce10" office:value-type="string">
            <text:p>John</text:p>
          </table:table-cell>
          <table:table-cell table:style-name="ce10" office:value-type="string">
            <text:p>Mitch</text:p>
          </table:table-cell>
          <table:table-cell table:style-name="ce15" office:value-type="string">
            <text:p>(days)</text:p>
          </table:table-cell>
          <table:table-cell table:style-name="ce19" office:value-type="string">
            <text:p>SCEA</text:p>
          </table:table-cell>
          <table:table-cell table:style-name="ce19" office:value-type="string">
            <text:p>ICVFX</text:p>
          </table:table-cell>
          <table:table-cell table:style-name="ce19" office:value-type="string">
            <text:p>Radar</text:p>
          </table:table-cell>
          <table:table-cell table:style-name="ce19" office:value-type="string">
            <text:p>Nathan</text:p>
          </table:table-cell>
          <table:table-cell table:style-name="ce23" office:value-type="string">
            <text:p>TheO</text:p>
          </table:table-cell>
          <table:table-cell table:style-name="ce23" office:value-type="string">
            <text:p>Lumiere</text:p>
          </table:table-cell>
          <table:table-cell table:style-name="ce23" office:value-type="string">
            <text:p>RedVision</text:p>
          </table:table-cell>
          <table:table-cell table:style-name="ce23" office:value-type="string">
            <text:p>RTT</text:p>
          </table:table-cell>
          <table:table-cell table:style-name="ce23" office:value-type="string">
            <text:p>ShadBox</text:p>
          </table:table-cell>
          <table:table-cell table:style-name="ce23" office:value-type="string">
            <text:p>BP</text:p>
          </table:table-cell>
          <table:table-cell table:style-name="ce23" office:value-type="string">
            <text:p>VCL</text:p>
          </table:table-cell>
          <table:table-cell table:style-name="ce23" office:value-type="string">
            <text:p>Krayon</text:p>
          </table:table-cell>
          <table:table-cell table:style-name="ce3" office:value-type="string">
            <text:p>Priority</text:p>
          </table:table-cell>
          <table:table-cell table:style-name="ce28"/>
        </table:table-row>
        <table:table-row table:style-name="ro1">
          <table:table-cell office:value-type="float" office:value="1297">
            <text:p>1297</text:p>
          </table:table-cell>
          <table:table-cell office:value-type="string">
            <text:p>Builder Man Pages </text:p>
          </table:table-cell>
          <table:table-cell office:value-type="string">
            <text:p>Docs </text:p>
          </table:table-cell>
          <table:table-cell office:value-type="string">
            <text:p>2.3.11 </text:p>
          </table:table-cell>
          <table:table-cell office:value-type="string">
            <text:p>Feature Request 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12"/>
          <table:table-cell table:formula="oooc:=SUM(SUM([.L3:.O3]);PRODUCT(0.5;SUM([.P3:.W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Update the Manual </text:p>
          </table:table-cell>
          <table:table-cell office:value-type="string">
            <text:p>Docs </text:p>
          </table:table-cell>
          <table:table-cell office:value-type="string">
            <text:p>2.1.2 </text:p>
          </table:table-cell>
          <table:table-cell office:value-type="string">
            <text:p>Improvement 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2"/>
          <table:table-cell table:formula="oooc:=SUM(SUM([.L4:.O4]);PRODUCT(0.5;SUM([.P4:.W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Needs docs for Eclipse pipeline-local setup </text:p>
          </table:table-cell>
          <table:table-cell office:value-type="string">
            <text:p>Docs </text:p>
          </table:table-cell>
          <table:table-cell office:value-type="string">
            <text:p>2.3.12 </text:p>
          </table:table-cell>
          <table:table-cell office:value-type="string">
            <text:p>Improvement 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2"/>
          <table:table-cell table:formula="oooc:=SUM(SUM([.L5:.O5]);PRODUCT(0.5;SUM([.P5:.W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PLS Frame Increment Incorrect </text:p>
          </table:table-cell>
          <table:table-cell office:value-type="string">
            <text:p>General </text:p>
          </table:table-cell>
          <table:table-cell office:value-type="string">
            <text:p>1.9.15 </text:p>
          </table:table-cell>
          <table:table-cell office:value-type="string">
            <text:p>Annoyance 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table:number-columns-repeated="12"/>
          <table:table-cell table:formula="oooc:=SUM(SUM([.L6:.O6]);PRODUCT(0.5;SUM([.P6:.W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95">
            <text:p>1395</text:p>
          </table:table-cell>
          <table:table-cell office:value-type="string">
            <text:p>overly restrictive prohibitions on checkout </text:p>
          </table:table-cell>
          <table:table-cell office:value-type="string">
            <text:p>General </text:p>
          </table:table-cell>
          <table:table-cell office:value-type="string">
            <text:p>2.3.14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8"/>
          <table:table-cell table:formula="oooc:=SUM(SUM([.L7:.O7]);PRODUCT(0.5;SUM([.P7:.W7])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424">
            <text:p>1424</text:p>
          </table:table-cell>
          <table:table-cell office:value-type="string">
            <text:p>Lack of Case Insensitve Nodename checks breaks CIFS </text:p>
          </table:table-cell>
          <table:table-cell office:value-type="string">
            <text:p>General </text:p>
          </table:table-cell>
          <table:table-cell office:value-type="string">
            <text:p>2.3.15 </text:p>
          </table:table-cell>
          <table:table-cell office:value-type="string">
            <text:p>Defec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7"/>
          <table:table-cell table:formula="oooc:=SUM(SUM([.L8:.O8]);PRODUCT(0.5;SUM([.P8:.W8])))" office:value-type="float" office:value="2.5">
            <text:p>2.5</text:p>
          </table:table-cell>
          <table:table-cell/>
        </table:table-row>
        <table:table-row table:style-name="ro1">
          <table:table-cell office:value-type="float" office:value="1523">
            <text:p>1523</text:p>
          </table:table-cell>
          <table:table-cell office:value-type="string">
            <text:p>plscript privileges no return error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Defec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9:.O9]);PRODUCT(0.5;SUM([.P9:.W9])))" office:value-type="float" office:value="0">
            <text:p>0</text:p>
          </table:table-cell>
          <table:table-cell/>
        </table:table-row>
        <table:table-row table:style-name="ro1">
          <table:table-cell table:style-name="ce5" office:value-type="float" office:value="1615">
            <text:p>1615</text:p>
          </table:table-cell>
          <table:table-cell table:style-name="ce8" office:value-type="string">
            <text:p>Windows machines not finding Jython Cache</text:p>
          </table:table-cell>
          <table:table-cell table:style-name="ce5" office:value-type="string">
            <text:p>General </text:p>
          </table:table-cell>
          <table:table-cell table:style-name="ce5" office:value-type="string">
            <text:p>2.4.2 </text:p>
          </table:table-cell>
          <table:table-cell table:style-name="ce5" office:value-type="string">
            <text:p>Defec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4"/>
        </table:table-row>
        <table:table-row table:style-name="ro1">
          <table:table-cell office:value-type="float" office:value="1595">
            <text:p>1595</text:p>
          </table:table-cell>
          <table:table-cell office:value-type="string">
            <text:p>Can't Delete old Node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Defect </text:p>
          </table:table-cell>
          <table:table-cell office:value-type="float" office:value="5">
            <text:p>5</text:p>
          </table:table-cell>
          <table:table-cell table:number-columns-repeated="17"/>
          <table:table-cell table:formula="oooc:=SUM(SUM([.L11:.O11]);PRODUCT(0.5;SUM([.P11:.W1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Distributed Jobs </text:p>
          </table:table-cell>
          <table:table-cell office:value-type="string">
            <text:p>General </text:p>
          </table:table-cell>
          <table:table-cell office:value-type="string">
            <text:p>1.9.3 </text:p>
          </table:table-cell>
          <table:table-cell office:value-type="string">
            <text:p>Feature Reques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2"/>
          <table:table-cell table:formula="oooc:=SUM(SUM([.L12:.O12]);PRODUCT(0.5;SUM([.P12:.W1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Remote Clients / Secondary Servers </text:p>
          </table:table-cell>
          <table:table-cell office:value-type="string">
            <text:p>General </text:p>
          </table:table-cell>
          <table:table-cell office:value-type="string">
            <text:p>1.9.15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8">
            <text:p>8</text:p>
          </table:table-cell>
          <table:table-cell table:number-columns-repeated="6"/>
          <table:table-cell table:number-columns-repeated="2" office:value-type="float" office:value="5">
            <text:p>5</text:p>
          </table:table-cell>
          <table:table-cell table:number-columns-repeated="4"/>
          <table:table-cell table:formula="oooc:=SUM(SUM([.L13:.O13]);PRODUCT(0.5;SUM([.P13:.W13])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Parameter Nodes and Linking Parameters </text:p>
          </table:table-cell>
          <table:table-cell office:value-type="string">
            <text:p>General </text:p>
          </table:table-cell>
          <table:table-cell office:value-type="string">
            <text:p>1.9.21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10"/>
          <table:table-cell table:formula="oooc:=SUM(SUM([.L14:.O14]);PRODUCT(0.5;SUM([.P14:.W14])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Intermediate Nodes </text:p>
          </table:table-cell>
          <table:table-cell office:value-type="string">
            <text:p>General </text:p>
          </table:table-cell>
          <table:table-cell office:value-type="string">
            <text:p>2.0.6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6"/>
          <table:table-cell table:formula="oooc:=SUM(SUM([.L15:.O15]);PRODUCT(0.5;SUM([.P15:.W15])))" office:value-type="float" office:value="21.5">
            <text:p>21.5</text:p>
          </table:table-cell>
          <table:table-cell/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Node Browser: Hiding Old Projects </text:p>
          </table:table-cell>
          <table:table-cell office:value-type="string">
            <text:p>General </text:p>
          </table:table-cell>
          <table:table-cell office:value-type="string">
            <text:p>2.0.9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12"/>
          <table:table-cell table:formula="oooc:=SUM(SUM([.L16:.O16]);PRODUCT(0.5;SUM([.P16:.W1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Frozen Finished Nodes should be check-in-able </text:p>
          </table:table-cell>
          <table:table-cell office:value-type="string">
            <text:p>General </text:p>
          </table:table-cell>
          <table:table-cell office:value-type="string">
            <text:p>2.0.14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2"/>
          <table:table-cell table:formula="oooc:=SUM(SUM([.L17:.O17]);PRODUCT(0.5;SUM([.P17:.W1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Node Data Locality </text:p>
          </table:table-cell>
          <table:table-cell office:value-type="string">
            <text:p>General </text:p>
          </table:table-cell>
          <table:table-cell office:value-type="string">
            <text:p>2.0.16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7"/>
          <table:table-cell table:formula="oooc:=SUM(SUM([.L18:.O18]);PRODUCT(0.5;SUM([.P18:.W18])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Skip Unchanged Flag </text:p>
          </table:table-cell>
          <table:table-cell office:value-type="string">
            <text:p>General </text:p>
          </table:table-cell>
          <table:table-cell office:value-type="string">
            <text:p>2.0.16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number-columns-repeated="3" office:value-type="float" office:value="4">
            <text:p>4</text:p>
          </table:table-cell>
          <table:table-cell table:number-columns-repeated="7"/>
          <table:table-cell table:formula="oooc:=SUM(SUM([.L19:.O19]);PRODUCT(0.5;SUM([.P19:.W19])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Deep Repository </text:p>
          </table:table-cell>
          <table:table-cell office:value-type="string">
            <text:p>General </text:p>
          </table:table-cell>
          <table:table-cell office:value-type="string">
            <text:p>2.0.17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7"/>
          <table:table-cell table:formula="oooc:=SUM(SUM([.L20:.O20]);PRODUCT(0.5;SUM([.P20:.W20])))" office:value-type="float" office:value="1.5">
            <text:p>1.5</text:p>
          </table:table-cell>
          <table:table-cell/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Clock Monitoring </text:p>
          </table:table-cell>
          <table:table-cell office:value-type="string">
            <text:p>General </text:p>
          </table:table-cell>
          <table:table-cell office:value-type="string">
            <text:p>2.2.1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2"/>
          <table:table-cell table:formula="oooc:=SUM(SUM([.L21:.O21]);PRODUCT(0.5;SUM([.P21:.W2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Arbitrary Frames </text:p>
          </table:table-cell>
          <table:table-cell office:value-type="string">
            <text:p>General </text:p>
          </table:table-cell>
          <table:table-cell office:value-type="string">
            <text:p>2.1.1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7"/>
          <table:table-cell table:formula="oooc:=SUM(SUM([.L22:.O22]);PRODUCT(0.5;SUM([.P22:.W22]))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Add ArchType for Toolsets </text:p>
          </table:table-cell>
          <table:table-cell office:value-type="string">
            <text:p>General 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7"/>
          <table:table-cell table:formula="oooc:=SUM(SUM([.L23:.O23]);PRODUCT(0.5;SUM([.P23:.W23])))" office:value-type="float" office:value="8.5">
            <text:p>8.5</text:p>
          </table:table-cell>
          <table:table-cell/>
        </table:table-row>
        <table:table-row table:style-name="ro1">
          <table:table-cell office:value-type="float" office:value="1079">
            <text:p>1079</text:p>
          </table:table-cell>
          <table:table-cell office:value-type="string">
            <text:p>Node Instances </text:p>
          </table:table-cell>
          <table:table-cell office:value-type="string">
            <text:p>General </text:p>
          </table:table-cell>
          <table:table-cell office:value-type="string">
            <text:p>2.2.4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4"/>
          <table:table-cell table:formula="oooc:=SUM(SUM([.L24:.O24]);PRODUCT(0.5;SUM([.P24:.W24])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108">
            <text:p>1108</text:p>
          </table:table-cell>
          <table:table-cell office:value-type="string">
            <text:p>Node Merge </text:p>
          </table:table-cell>
          <table:table-cell office:value-type="string">
            <text:p>General </text:p>
          </table:table-cell>
          <table:table-cell office:value-type="string">
            <text:p>2.3.1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12"/>
          <table:table-cell table:formula="oooc:=SUM(SUM([.L25:.O25]);PRODUCT(0.5;SUM([.P25:.W2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20">
            <text:p>1120</text:p>
          </table:table-cell>
          <table:table-cell office:value-type="string">
            <text:p>Enhanced Job Validation and Recovery </text:p>
          </table:table-cell>
          <table:table-cell office:value-type="string">
            <text:p>General </text:p>
          </table:table-cell>
          <table:table-cell office:value-type="string">
            <text:p>2.3.2 </text:p>
          </table:table-cell>
          <table:table-cell office:value-type="string">
            <text:p>Feature Reques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2"/>
          <table:table-cell table:formula="oooc:=SUM(SUM([.L26:.O26]);PRODUCT(0.5;SUM([.P26:.W2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Job Execution Details for Each Attempt </text:p>
          </table:table-cell>
          <table:table-cell office:value-type="string">
            <text:p>General </text:p>
          </table:table-cell>
          <table:table-cell office:value-type="string">
            <text:p>2.3.2 </text:p>
          </table:table-cell>
          <table:table-cell office:value-type="string">
            <text:p>Feature Reques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2"/>
          <table:table-cell table:formula="oooc:=SUM(SUM([.L27:.O27]);PRODUCT(0.5;SUM([.P27:.W2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24">
            <text:p>1124</text:p>
          </table:table-cell>
          <table:table-cell office:value-type="string">
            <text:p>Database Manager </text:p>
          </table:table-cell>
          <table:table-cell office:value-type="string">
            <text:p>General </text:p>
          </table:table-cell>
          <table:table-cell office:value-type="string">
            <text:p>2.3.2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2"/>
          <table:table-cell table:formula="oooc:=SUM(SUM([.L28:.O28]);PRODUCT(0.5;SUM([.P28:.W2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69">
            <text:p>1169</text:p>
          </table:table-cell>
          <table:table-cell office:value-type="string">
            <text:p>Node Groups instead of Secondary Sequences </text:p>
          </table:table-cell>
          <table:table-cell office:value-type="string">
            <text:p>General </text:p>
          </table:table-cell>
          <table:table-cell office:value-type="string">
            <text:p>2.3.4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7">
            <text:p>7</text:p>
          </table:table-cell>
          <table:table-cell table:number-columns-repeated="12"/>
          <table:table-cell table:formula="oooc:=SUM(SUM([.L29:.O29]);PRODUCT(0.5;SUM([.P29:.W2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01">
            <text:p>1301</text:p>
          </table:table-cell>
          <table:table-cell office:value-type="string">
            <text:p>Pipeline instant messanger </text:p>
          </table:table-cell>
          <table:table-cell office:value-type="string">
            <text:p>General </text:p>
          </table:table-cell>
          <table:table-cell office:value-type="string">
            <text:p>2.3.11 </text:p>
          </table:table-cell>
          <table:table-cell office:value-type="string">
            <text:p>Feature Request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2"/>
          <table:table-cell table:formula="oooc:=SUM(SUM([.L30:.O30]);PRODUCT(0.5;SUM([.P30:.W3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97">
            <text:p>1397</text:p>
          </table:table-cell>
          <table:table-cell office:value-type="string">
            <text:p>Per-Node Archiving/Offlining Properties </text:p>
          </table:table-cell>
          <table:table-cell office:value-type="string">
            <text:p>General </text:p>
          </table:table-cell>
          <table:table-cell office:value-type="string">
            <text:p>2.3.15 </text:p>
          </table:table-cell>
          <table:table-cell office:value-type="string">
            <text:p>Feature Request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9"/>
          <table:table-cell table:formula="oooc:=SUM(SUM([.L31:.O31]);PRODUCT(0.5;SUM([.P31:.W31])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429">
            <text:p>1429</text:p>
          </table:table-cell>
          <table:table-cell office:value-type="string">
            <text:p>Plugin Autobuilding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12"/>
          <table:table-cell table:formula="oooc:=SUM(SUM([.L32:.O32]);PRODUCT(0.5;SUM([.P32:.W3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83">
            <text:p>1483</text:p>
          </table:table-cell>
          <table:table-cell office:value-type="string">
            <text:p>Maxon's Cinema 4D Editor and Render Actions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table:number-columns-repeated="2" office:value-type="string">
            <text:p><text:s/>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2"/>
          <table:table-cell table:formula="oooc:=SUM(SUM([.L33:.O33]);PRODUCT(0.5;SUM([.P33:.W3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24">
            <text:p>1524</text:p>
          </table:table-cell>
          <table:table-cell office:value-type="string">
            <text:p>Dummy file/scene option when registering nodes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table:number-columns-repeated="2" office:value-type="string">
            <text:p><text:s/>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12"/>
          <table:table-cell table:formula="oooc:=SUM(SUM([.L34:.O34]);PRODUCT(0.5;SUM([.P34:.W3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41">
            <text:p>1541</text:p>
          </table:table-cell>
          <table:table-cell office:value-type="string">
            <text:p>Check-Out All To Latest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10"/>
          <table:table-cell table:formula="oooc:=SUM(SUM([.L35:.O35]);PRODUCT(0.5;SUM([.P35:.W35])))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Adjust Annotation Creation Permissions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2"/>
          <table:table-cell table:formula="oooc:=SUM(SUM([.L36:.O36]);PRODUCT(0.5;SUM([.P36:.W3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79">
            <text:p>1579</text:p>
          </table:table-cell>
          <table:table-cell office:value-type="string">
            <text:p>using 'show node' to select multiple nodes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8"/>
          <table:table-cell table:formula="oooc:=SUM(SUM([.L37:.O37]);PRODUCT(0.5;SUM([.P37:.W37]))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Multiple Evolve </text:p>
          </table:table-cell>
          <table:table-cell office:value-type="string">
            <text:p>General </text:p>
          </table:table-cell>
          <table:table-cell office:value-type="string">
            <text:p>1.9.22 </text:p>
          </table:table-cell>
          <table:table-cell office:value-type="string">
            <text:p>Improvement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12"/>
          <table:table-cell table:formula="oooc:=SUM(SUM([.L38:.O38]);PRODUCT(0.5;SUM([.P38:.W3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License Expiration Warnings </text:p>
          </table:table-cell>
          <table:table-cell office:value-type="string">
            <text:p>General </text:p>
          </table:table-cell>
          <table:table-cell office:value-type="string">
            <text:p>2.0.2 </text:p>
          </table:table-cell>
          <table:table-cell office:value-type="string">
            <text:p>Improvemen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39:.O39]);PRODUCT(0.5;SUM([.P39:.W3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Changing Toolset needs to invalidate Action/Editor </text:p>
          </table:table-cell>
          <table:table-cell office:value-type="string">
            <text:p>General </text:p>
          </table:table-cell>
          <table:table-cell office:value-type="string">
            <text:p>2.0.7 </text:p>
          </table:table-cell>
          <table:table-cell office:value-type="string">
            <text:p>Improvemen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2"/>
          <table:table-cell table:formula="oooc:=SUM(SUM([.L40:.O40]);PRODUCT(0.5;SUM([.P40:.W4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Alternative Job Submission Order </text:p>
          </table:table-cell>
          <table:table-cell office:value-type="string">
            <text:p>General </text:p>
          </table:table-cell>
          <table:table-cell office:value-type="string">
            <text:p>2.0.9 </text:p>
          </table:table-cell>
          <table:table-cell office:value-type="string">
            <text:p>Improvemen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2"/>
          <table:table-cell table:formula="oooc:=SUM(SUM([.L41:.O41]);PRODUCT(0.5;SUM([.P41:.W4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Plugin Pacage Swap for Toolset Menus </text:p>
          </table:table-cell>
          <table:table-cell office:value-type="string">
            <text:p>General </text:p>
          </table:table-cell>
          <table:table-cell office:value-type="string">
            <text:p>2.0.15 </text:p>
          </table:table-cell>
          <table:table-cell office:value-type="string">
            <text:p>Improvemen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2"/>
          <table:table-cell table:formula="oooc:=SUM(SUM([.L42:.O42]);PRODUCT(0.5;SUM([.P42:.W4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Queue Distribution Based on Local Caching </text:p>
          </table:table-cell>
          <table:table-cell office:value-type="string">
            <text:p>General </text:p>
          </table:table-cell>
          <table:table-cell office:value-type="string">
            <text:p>2.0.16 </text:p>
          </table:table-cell>
          <table:table-cell office:value-type="string">
            <text:p>Improvemen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2"/>
          <table:table-cell table:formula="oooc:=SUM(SUM([.L43:.O43]);PRODUCT(0.5;SUM([.P43:.W4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Flag to avoid run-up time </text:p>
          </table:table-cell>
          <table:table-cell office:value-type="string">
            <text:p>General </text:p>
          </table:table-cell>
          <table:table-cell office:value-type="string">
            <text:p>2.0.16 </text:p>
          </table:table-cell>
          <table:table-cell office:value-type="string">
            <text:p>Improvemen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12"/>
          <table:table-cell table:formula="oooc:=SUM(SUM([.L44:.O44]);PRODUCT(0.5;SUM([.P44:.W4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9">
            <text:p>1349</text:p>
          </table:table-cell>
          <table:table-cell office:value-type="string">
            <text:p>Avoid editor religious wars... </text:p>
          </table:table-cell>
          <table:table-cell office:value-type="string">
            <text:p>General </text:p>
          </table:table-cell>
          <table:table-cell office:value-type="string">
            <text:p>2.3.13 </text:p>
          </table:table-cell>
          <table:table-cell office:value-type="string">
            <text:p>Improvement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2"/>
          <table:table-cell table:formula="oooc:=SUM(SUM([.L45:.O45]);PRODUCT(0.5;SUM([.P45:.W4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41">
            <text:p>1441</text:p>
          </table:table-cell>
          <table:table-cell office:value-type="string">
            <text:p>Cloning Checked-In/Locked Nodes </text:p>
          </table:table-cell>
          <table:table-cell office:value-type="string">
            <text:p>General </text:p>
          </table:table-cell>
          <table:table-cell office:value-type="string">
            <text:p>2.3.15 </text:p>
          </table:table-cell>
          <table:table-cell office:value-type="string">
            <text:p>Improvemen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46:.O46]);PRODUCT(0.5;SUM([.P46:.W4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Selective Node Bundle Unpack </text:p>
          </table:table-cell>
          <table:table-cell office:value-type="string">
            <text:p>General </text:p>
          </table:table-cell>
          <table:table-cell office:value-type="string">
            <text:p>2.3.15 </text:p>
          </table:table-cell>
          <table:table-cell office:value-type="string">
            <text:p>Improvemen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.5">
            <text:p>1.5</text:p>
          </table:table-cell>
          <table:table-cell table:number-columns-repeated="12"/>
          <table:table-cell table:formula="oooc:=SUM(SUM([.L47:.O47]);PRODUCT(0.5;SUM([.P47:.W4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81">
            <text:p>1481</text:p>
          </table:table-cell>
          <table:table-cell office:value-type="string">
            <text:p>make pls output in the "standard pipeline format"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table:number-columns-repeated="12"/>
          <table:table-cell table:formula="oooc:=SUM(SUM([.L48:.O48]);PRODUCT(0.5;SUM([.P48:.W4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52">
            <text:p>1552</text:p>
          </table:table-cell>
          <table:table-cell office:value-type="string">
            <text:p>Browser Launch Code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12"/>
          <table:table-cell table:formula="oooc:=SUM(SUM([.L49:.O49]);PRODUCT(0.5;SUM([.P49:.W4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78">
            <text:p>1078</text:p>
          </table:table-cell>
          <table:table-cell office:value-type="string">
            <text:p>Link Params values missing in Details for Locked Nodes </text:p>
          </table:table-cell>
          <table:table-cell office:value-type="string">
            <text:p>GUI</text:p>
          </table:table-cell>
          <table:table-cell office:value-type="string">
            <text:p>2.2.4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50:.O50]);PRODUCT(0.5;SUM([.P50:.W5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98">
            <text:p>1098</text:p>
          </table:table-cell>
          <table:table-cell office:value-type="string">
            <text:p>GL Exception in Job Browser </text:p>
          </table:table-cell>
          <table:table-cell office:value-type="string">
            <text:p>GUI</text:p>
          </table:table-cell>
          <table:table-cell office:value-type="string">
            <text:p>2.2.4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51:.O51]);PRODUCT(0.5;SUM([.P51:.W5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83">
            <text:p>1283</text:p>
          </table:table-cell>
          <table:table-cell office:value-type="string">
            <text:p>Null Pointer in QueueHostHistograms </text:p>
          </table:table-cell>
          <table:table-cell office:value-type="string">
            <text:p>GUI</text:p>
          </table:table-cell>
          <table:table-cell office:value-type="string">
            <text:p>2.3.10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52:.O52]);PRODUCT(0.5;SUM([.P52:.W5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7">
            <text:p>1327</text:p>
          </table:table-cell>
          <table:table-cell office:value-type="string">
            <text:p>Dialogs do not appear over the correct Parent frame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.5">
            <text:p>1.5</text:p>
          </table:table-cell>
          <table:table-cell table:number-columns-repeated="12"/>
          <table:table-cell table:formula="oooc:=SUM(SUM([.L53:.O53]);PRODUCT(0.5;SUM([.P53:.W5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6">
            <text:p>1366</text:p>
          </table:table-cell>
          <table:table-cell office:value-type="string">
            <text:p>Queue Stats panel doesn't reset cursor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54:.O54]);PRODUCT(0.5;SUM([.P54:.W5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7">
            <text:p>1367</text:p>
          </table:table-cell>
          <table:table-cell office:value-type="string">
            <text:p>Drawing bugs in Resource Usage History dialog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55:.O55]);PRODUCT(0.5;SUM([.P55:.W5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4">
            <text:p>1404</text:p>
          </table:table-cell>
          <table:table-cell office:value-type="string">
            <text:p>Clientside Job Manager Stats Caching </text:p>
          </table:table-cell>
          <table:table-cell office:value-type="string">
            <text:p>GUI</text:p>
          </table:table-cell>
          <table:table-cell office:value-type="string">
            <text:p>2.3.15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2"/>
          <table:table-cell table:formula="oooc:=SUM(SUM([.L56:.O56]);PRODUCT(0.5;SUM([.P56:.W5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30">
            <text:p>1430</text:p>
          </table:table-cell>
          <table:table-cell office:value-type="string">
            <text:p>selection schedules not updating properly </text:p>
          </table:table-cell>
          <table:table-cell office:value-type="string">
            <text:p>GUI</text:p>
          </table:table-cell>
          <table:table-cell office:value-type="string">
            <text:p>2.4.1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57:.O57]);PRODUCT(0.5;SUM([.P57:.W5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47">
            <text:p>1447</text:p>
          </table:table-cell>
          <table:table-cell office:value-type="string">
            <text:p>Uninitialized Default Tool Menu </text:p>
          </table:table-cell>
          <table:table-cell office:value-type="string">
            <text:p>GUI</text:p>
          </table:table-cell>
          <table:table-cell office:value-type="string">
            <text:p>2.3.15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58:.O58]);PRODUCT(0.5;SUM([.P58:.W5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55">
            <text:p>1455</text:p>
          </table:table-cell>
          <table:table-cell office:value-type="string">
            <text:p>Short Hostnames in Resource Usage History Dialog </text:p>
          </table:table-cell>
          <table:table-cell office:value-type="string">
            <text:p>GUI</text:p>
          </table:table-cell>
          <table:table-cell office:value-type="string">
            <text:p>2.3.15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12"/>
          <table:table-cell table:formula="oooc:=SUM(SUM([.L59:.O59]);PRODUCT(0.5;SUM([.P59:.W5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8">
            <text:p>1508</text:p>
          </table:table-cell>
          <table:table-cell office:value-type="string">
            <text:p>Numeric Hostnames should always be "Long" </text:p>
          </table:table-cell>
          <table:table-cell office:value-type="string">
            <text:p>GUI</text:p>
          </table:table-cell>
          <table:table-cell office:value-type="string">
            <text:p>2.4.1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12"/>
          <table:table-cell table:formula="oooc:=SUM(SUM([.L60:.O60]);PRODUCT(0.5;SUM([.P60:.W6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94">
            <text:p>1594</text:p>
          </table:table-cell>
          <table:table-cell office:value-type="string">
            <text:p>beep! </text:p>
          </table:table-cell>
          <table:table-cell office:value-type="string">
            <text:p>GUI</text:p>
          </table:table-cell>
          <table:table-cell office:value-type="string">
            <text:p>2.4.2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61:.O61]);PRODUCT(0.5;SUM([.P61:.W6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04">
            <text:p>1604</text:p>
          </table:table-cell>
          <table:table-cell office:value-type="string">
            <text:p>Failed Vouch has no Error message </text:p>
          </table:table-cell>
          <table:table-cell office:value-type="string">
            <text:p>GUI</text:p>
          </table:table-cell>
          <table:table-cell office:value-type="string">
            <text:p>2.4.2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12"/>
          <table:table-cell table:formula="oooc:=SUM(SUM([.L62:.O62]);PRODUCT(0.5;SUM([.P62:.W6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Node Files Panel Limit </text:p>
          </table:table-cell>
          <table:table-cell office:value-type="string">
            <text:p>GUI</text:p>
          </table:table-cell>
          <table:table-cell office:value-type="string">
            <text:p>2.0.16 </text:p>
          </table:table-cell>
          <table:table-cell office:value-type="string">
            <text:p>Defect 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2"/>
          <table:table-cell table:formula="oooc:=SUM(SUM([.L63:.O63]);PRODUCT(0.5;SUM([.P63:.W6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View Version Trees </text:p>
          </table:table-cell>
          <table:table-cell office:value-type="string">
            <text:p>GUI</text:p>
          </table:table-cell>
          <table:table-cell office:value-type="string">
            <text:p>2.0.3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12"/>
          <table:table-cell table:formula="oooc:=SUM(SUM([.L64:.O64]);PRODUCT(0.5;SUM([.P64:.W6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Node History Dialog </text:p>
          </table:table-cell>
          <table:table-cell office:value-type="string">
            <text:p>GUI</text:p>
          </table:table-cell>
          <table:table-cell office:value-type="string">
            <text:p>2.1.7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2"/>
          <table:table-cell table:formula="oooc:=SUM(SUM([.L65:.O65]);PRODUCT(0.5;SUM([.P65:.W6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State Based Node/Job Expansion and Framing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.5">
            <text:p>1.5</text:p>
          </table:table-cell>
          <table:table-cell table:number-columns-repeated="12"/>
          <table:table-cell table:formula="oooc:=SUM(SUM([.L66:.O66]);PRODUCT(0.5;SUM([.P66:.W6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eneralize Queue Stats Panel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12"/>
          <table:table-cell table:formula="oooc:=SUM(SUM([.L67:.O67]);PRODUCT(0.5;SUM([.P67:.W6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Custom Node Styles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12"/>
          <table:table-cell table:formula="oooc:=SUM(SUM([.L68:.O68]);PRODUCT(0.5;SUM([.P68:.W6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Checked-In Conflicted State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69:.O69]);PRODUCT(0.5;SUM([.P69:.W6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63">
            <text:p>1063</text:p>
          </table:table-cell>
          <table:table-cell office:value-type="string">
            <text:p>Show version comments in the checkout window </text:p>
          </table:table-cell>
          <table:table-cell office:value-type="string">
            <text:p>GUI</text:p>
          </table:table-cell>
          <table:table-cell office:value-type="string">
            <text:p>2.2.3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12"/>
          <table:table-cell table:formula="oooc:=SUM(SUM([.L70:.O70]);PRODUCT(0.5;SUM([.P70:.W70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75">
            <text:p>1075</text:p>
          </table:table-cell>
          <table:table-cell office:value-type="string">
            <text:p>node viewer autoframe preference </text:p>
          </table:table-cell>
          <table:table-cell office:value-type="string">
            <text:p>GUI</text:p>
          </table:table-cell>
          <table:table-cell office:value-type="string">
            <text:p>2.2.4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12"/>
          <table:table-cell table:formula="oooc:=SUM(SUM([.L71:.O71]);PRODUCT(0.5;SUM([.P71:.W7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67">
            <text:p>1167</text:p>
          </table:table-cell>
          <table:table-cell office:value-type="string">
            <text:p>Shared User Preferences </text:p>
          </table:table-cell>
          <table:table-cell office:value-type="string">
            <text:p>GUI</text:p>
          </table:table-cell>
          <table:table-cell office:value-type="string">
            <text:p>2.3.5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2"/>
          <table:table-cell table:formula="oooc:=SUM(SUM([.L72:.O72]);PRODUCT(0.5;SUM([.P72:.W7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82">
            <text:p>1182</text:p>
          </table:table-cell>
          <table:table-cell office:value-type="string">
            <text:p>Selection History </text:p>
          </table:table-cell>
          <table:table-cell office:value-type="string">
            <text:p>GUI</text:p>
          </table:table-cell>
          <table:table-cell office:value-type="string">
            <text:p>2.3.4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2"/>
          <table:table-cell table:formula="oooc:=SUM(SUM([.L73:.O73]);PRODUCT(0.5;SUM([.P73:.W73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74">
            <text:p>1374</text:p>
          </table:table-cell>
          <table:table-cell office:value-type="string">
            <text:p>Opening branch in node browser has strange behaviour </text:p>
          </table:table-cell>
          <table:table-cell office:value-type="string">
            <text:p>GUI</text:p>
          </table:table-cell>
          <table:table-cell office:value-type="string">
            <text:p>2.3.14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74:.O74]);PRODUCT(0.5;SUM([.P74:.W74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376">
            <text:p>1376</text:p>
          </table:table-cell>
          <table:table-cell office:value-type="string">
            <text:p>Extend plremote(1) to Handle Generic Jython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75:.O75]);PRODUCT(0.5;SUM([.P75:.W75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512">
            <text:p>1512</text:p>
          </table:table-cell>
          <table:table-cell office:value-type="string">
            <text:p>Plugin Javadocs Button </text:p>
          </table:table-cell>
          <table:table-cell office:value-type="string">
            <text:p>GUI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76:.O76]);PRODUCT(0.5;SUM([.P76:.W7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36">
            <text:p>1536</text:p>
          </table:table-cell>
          <table:table-cell office:value-type="string">
            <text:p>Add Frame Options to Queue Job Special </text:p>
          </table:table-cell>
          <table:table-cell office:value-type="string">
            <text:p>GUI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77:.O77]);PRODUCT(0.5;SUM([.P77:.W7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62">
            <text:p>1562</text:p>
          </table:table-cell>
          <table:table-cell office:value-type="string">
            <text:p>Selection of Multiple Nodes from top of the directory </text:p>
          </table:table-cell>
          <table:table-cell office:value-type="string">
            <text:p>GUI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78:.O78]);PRODUCT(0.5;SUM([.P78:.W7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07">
            <text:p>1607</text:p>
          </table:table-cell>
          <table:table-cell office:value-type="string">
            <text:p>Hardware Key Dial in Queue Stats </text:p>
          </table:table-cell>
          <table:table-cell office:value-type="string">
            <text:p>GUI</text:p>
          </table:table-cell>
          <table:table-cell office:value-type="string">
            <text:p>2.4.2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79:.O79]);PRODUCT(0.5;SUM([.P79:.W7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Display of Long Node Names </text:p>
          </table:table-cell>
          <table:table-cell office:value-type="string">
            <text:p>GUI</text:p>
          </table:table-cell>
          <table:table-cell office:value-type="string">
            <text:p>2.0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80:.O80]);PRODUCT(0.5;SUM([.P80:.W8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Use Editor to View Job Logs </text:p>
          </table:table-cell>
          <table:table-cell office:value-type="string">
            <text:p>GUI</text:p>
          </table:table-cell>
          <table:table-cell office:value-type="string">
            <text:p>2.0.17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81:.O81]);PRODUCT(0.5;SUM([.P81:.W8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Save Layout as Site Default </text:p>
          </table:table-cell>
          <table:table-cell office:value-type="string">
            <text:p>GUI</text:p>
          </table:table-cell>
          <table:table-cell office:value-type="string">
            <text:p>2.1.4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82:.O82]);PRODUCT(0.5;SUM([.P82:.W8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Save + Restore Window Bundles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83:.O83]);PRODUCT(0.5;SUM([.P83:.W8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Column Style Node Browser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84:.O84]);PRODUCT(0.5;SUM([.P84:.W8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Hide Node Labels if Unreadable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85:.O85]);PRODUCT(0.5;SUM([.P85:.W8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Type Filtering in the Node History Panel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86:.O86]);PRODUCT(0.5;SUM([.P86:.W8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Change to Node History display of Check-in Messages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87:.O87]);PRODUCT(0.5;SUM([.P87:.W87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172">
            <text:p>1172</text:p>
          </table:table-cell>
          <table:table-cell office:value-type="string">
            <text:p>Show job details for job groups with mulitple jobs </text:p>
          </table:table-cell>
          <table:table-cell office:value-type="string">
            <text:p>GUI</text:p>
          </table:table-cell>
          <table:table-cell office:value-type="string">
            <text:p>2.3.5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88:.O88]);PRODUCT(0.5;SUM([.P88:.W8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7">
            <text:p>1207</text:p>
          </table:table-cell>
          <table:table-cell office:value-type="string">
            <text:p>Edit Source Parameter Panel Should appear over Node Details </text:p>
          </table:table-cell>
          <table:table-cell office:value-type="string">
            <text:p>GUI</text:p>
          </table:table-cell>
          <table:table-cell office:value-type="string">
            <text:p>2.3.5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89:.O89]);PRODUCT(0.5;SUM([.P89:.W8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37">
            <text:p>1237</text:p>
          </table:table-cell>
          <table:table-cell office:value-type="string">
            <text:p>Release view matching pattern confirm dialog </text:p>
          </table:table-cell>
          <table:table-cell office:value-type="string">
            <text:p>GUI</text:p>
          </table:table-cell>
          <table:table-cell office:value-type="string">
            <text:p>2.3.6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90:.O90]);PRODUCT(0.5;SUM([.P90:.W9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75">
            <text:p>1275</text:p>
          </table:table-cell>
          <table:table-cell office:value-type="string">
            <text:p>Clone Tool warning and or summary </text:p>
          </table:table-cell>
          <table:table-cell office:value-type="string">
            <text:p>GUI</text:p>
          </table:table-cell>
          <table:table-cell office:value-type="string">
            <text:p>2.3.8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91:.O91]);PRODUCT(0.5;SUM([.P91:.W91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324">
            <text:p>1324</text:p>
          </table:table-cell>
          <table:table-cell office:value-type="string">
            <text:p>Show Secondary Sequences in Tooltip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92:.O92]);PRODUCT(0.5;SUM([.P92:.W9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5">
            <text:p>1325</text:p>
          </table:table-cell>
          <table:table-cell office:value-type="string">
            <text:p>Refresh button in file browser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93:.O93]);PRODUCT(0.5;SUM([.P93:.W93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328">
            <text:p>1328</text:p>
          </table:table-cell>
          <table:table-cell office:value-type="string">
            <text:p>Collapsable Node Regions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94:.O94]);PRODUCT(0.5;SUM([.P94:.W9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9">
            <text:p>1329</text:p>
          </table:table-cell>
          <table:table-cell office:value-type="string">
            <text:p>Quadrant Node Look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95:.O95]);PRODUCT(0.5;SUM([.P95:.W9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2">
            <text:p>1332</text:p>
          </table:table-cell>
          <table:table-cell office:value-type="string">
            <text:p>optional display of full/partial node name in node viewer </text:p>
          </table:table-cell>
          <table:table-cell office:value-type="string">
            <text:p>GUI</text:p>
          </table:table-cell>
          <table:table-cell office:value-type="string">
            <text:p>2.3.11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96:.O96]);PRODUCT(0.5;SUM([.P96:.W9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4">
            <text:p>1334</text:p>
          </table:table-cell>
          <table:table-cell office:value-type="string">
            <text:p>Reset Current destroys saved layouts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97:.O97]);PRODUCT(0.5;SUM([.P97:.W9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9">
            <text:p>1339</text:p>
          </table:table-cell>
          <table:table-cell office:value-type="string">
            <text:p>Too much Job Group information sent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98:.O98]);PRODUCT(0.5;SUM([.P98:.W9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3">
            <text:p>1363</text:p>
          </table:table-cell>
          <table:table-cell office:value-type="string">
            <text:p>No association between job groups/details and queue servers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99:.O99]);PRODUCT(0.5;SUM([.P99:.W99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65">
            <text:p>1465</text:p>
          </table:table-cell>
          <table:table-cell office:value-type="string">
            <text:p>Possible Crash with newer xcb libraries on linux </text:p>
          </table:table-cell>
          <table:table-cell office:value-type="string">
            <text:p>GUI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00:.O100]);PRODUCT(0.5;SUM([.P100:.W10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50">
            <text:p>1550</text:p>
          </table:table-cell>
          <table:table-cell office:value-type="string">
            <text:p>tool menu missing </text:p>
          </table:table-cell>
          <table:table-cell office:value-type="string">
            <text:p>Java API </text:p>
          </table:table-cell>
          <table:table-cell office:value-type="string">
            <text:p>2.4.1 </text:p>
          </table:table-cell>
          <table:table-cell office:value-type="string">
            <text:p>Defect </text:p>
          </table:table-cell>
          <table:table-cell table:number-columns-repeated="18"/>
          <table:table-cell table:formula="oooc:=SUM(SUM([.L101:.O101]);PRODUCT(0.5;SUM([.P101:.W10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Job Output Parsing </text:p>
          </table:table-cell>
          <table:table-cell office:value-type="string">
            <text:p>Java API </text:p>
          </table:table-cell>
          <table:table-cell office:value-type="string">
            <text:p>1.8.2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02:.O102]);PRODUCT(0.5;SUM([.P102:.W10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Clone with Linked History </text:p>
          </table:table-cell>
          <table:table-cell office:value-type="string">
            <text:p>Java API </text:p>
          </table:table-cell>
          <table:table-cell office:value-type="string">
            <text:p>2.0.17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03:.O103]);PRODUCT(0.5;SUM([.P103:.W10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Redesign of Package Layout </text:p>
          </table:table-cell>
          <table:table-cell office:value-type="string">
            <text:p>Java API 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04:.O104]);PRODUCT(0.5;SUM([.P104:.W10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A New Type of Node which Represents a Directory </text:p>
          </table:table-cell>
          <table:table-cell office:value-type="string">
            <text:p>Java API </text:p>
          </table:table-cell>
          <table:table-cell office:value-type="string">
            <text:p>2.3.13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05:.O105]);PRODUCT(0.5;SUM([.P105:.W10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86">
            <text:p>1386</text:p>
          </table:table-cell>
          <table:table-cell office:value-type="string">
            <text:p>Long Operation Progress Meter </text:p>
          </table:table-cell>
          <table:table-cell office:value-type="string">
            <text:p>Java API </text:p>
          </table:table-cell>
          <table:table-cell office:value-type="string">
            <text:p>2.3.13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06:.O106]);PRODUCT(0.5;SUM([.P106:.W10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2">
            <text:p>1402</text:p>
          </table:table-cell>
          <table:table-cell office:value-type="string">
            <text:p>Two new Dispatcher Related Panels </text:p>
          </table:table-cell>
          <table:table-cell office:value-type="string">
            <text:p>Java API </text:p>
          </table:table-cell>
          <table:table-cell office:value-type="string">
            <text:p>2.3.15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07:.O107]);PRODUCT(0.5;SUM([.P107:.W107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599">
            <text:p>1599</text:p>
          </table:table-cell>
          <table:table-cell office:value-type="string">
            <text:p>Synch and Unify nodes for the Task System </text:p>
          </table:table-cell>
          <table:table-cell office:value-type="string">
            <text:p>Java API </text:p>
          </table:table-cell>
          <table:table-cell office:value-type="string">
            <text:p>2.4.2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08:.O108]);PRODUCT(0.5;SUM([.P108:.W108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760">
            <text:p>760</text:p>
          </table:table-cell>
          <table:table-cell office:value-type="string">
            <text:p>Convert to DoubleMap/TripleMap </text:p>
          </table:table-cell>
          <table:table-cell office:value-type="string">
            <text:p>Java API </text:p>
          </table:table-cell>
          <table:table-cell office:value-type="string">
            <text:p>2.0.18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09:.O109]);PRODUCT(0.5;SUM([.P109:.W10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Improved Node Property Job Checks </text:p>
          </table:table-cell>
          <table:table-cell office:value-type="string">
            <text:p>Java API 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10:.O110]);PRODUCT(0.5;SUM([.P110:.W110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504">
            <text:p>1504</text:p>
          </table:table-cell>
          <table:table-cell office:value-type="string">
            <text:p>Contextual based data fields menus - MRayRenderGlobals </text:p>
          </table:table-cell>
          <table:table-cell office:value-type="string">
            <text:p>Java API 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11:.O111]);PRODUCT(0.5;SUM([.P111:.W111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506">
            <text:p>1506</text:p>
          </table:table-cell>
          <table:table-cell office:value-type="string">
            <text:p>Add a LaunchPipe Python Helper </text:p>
          </table:table-cell>
          <table:table-cell office:value-type="string">
            <text:p>Java API 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12:.O112]);PRODUCT(0.5;SUM([.P112:.W112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563">
            <text:p>1563</text:p>
          </table:table-cell>
          <table:table-cell office:value-type="string">
            <text:p>TaskToolUtils.findUpstreamNodes() is Slow! </text:p>
          </table:table-cell>
          <table:table-cell office:value-type="string">
            <text:p>Java API 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13:.O113]);PRODUCT(0.5;SUM([.P113:.W11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64">
            <text:p>1564</text:p>
          </table:table-cell>
          <table:table-cell office:value-type="string">
            <text:p>Java Annotations for Network Messaging </text:p>
          </table:table-cell>
          <table:table-cell office:value-type="string">
            <text:p>Java API 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14:.O114]);PRODUCT(0.5;SUM([.P114:.W114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614">
            <text:p>1614</text:p>
          </table:table-cell>
          <table:table-cell office:value-type="string">
            <text:p>A JobGroupID field in a QueueJob </text:p>
          </table:table-cell>
          <table:table-cell office:value-type="string">
            <text:p>Java API </text:p>
          </table:table-cell>
          <table:table-cell office:value-type="string">
            <text:p>2.4.2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15:.O115]);PRODUCT(0.5;SUM([.P115:.W115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37">
            <text:p>1437</text:p>
          </table:table-cell>
          <table:table-cell office:value-type="string">
            <text:p>Complex BuilderParam UI </text:p>
          </table:table-cell>
          <table:table-cell office:value-type="string">
            <text:p>Builders </text:p>
          </table:table-cell>
          <table:table-cell office:value-type="string">
            <text:p>2.4.1 </text:p>
          </table:table-cell>
          <table:table-cell office:value-type="string">
            <text:p>Annoyance </text:p>
          </table:table-cell>
          <table:table-cell table:number-columns-repeated="18"/>
          <table:table-cell table:formula="oooc:=SUM(SUM([.L116:.O116]);PRODUCT(0.5;SUM([.P116:.W11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12">
            <text:p>1612</text:p>
          </table:table-cell>
          <table:table-cell office:value-type="string">
            <text:p>Setup Pass Titles </text:p>
          </table:table-cell>
          <table:table-cell office:value-type="string">
            <text:p>Builders </text:p>
          </table:table-cell>
          <table:table-cell office:value-type="string">
            <text:p>2.4.2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17:.O117]);PRODUCT(0.5;SUM([.P117:.W117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54">
            <text:p>1054</text:p>
          </table:table-cell>
          <table:table-cell office:value-type="string">
            <text:p>MRayRenderGlobals 2.2.1 and Maya 8.5 error </text:p>
          </table:table-cell>
          <table:table-cell office:value-type="string">
            <text:p>Plugins </text:p>
          </table:table-cell>
          <table:table-cell office:value-type="string">
            <text:p>2.2.1 </text:p>
          </table:table-cell>
          <table:table-cell office:value-type="string">
            <text:p>Defect </text:p>
          </table:table-cell>
          <table:table-cell table:number-columns-repeated="18"/>
          <table:table-cell table:formula="oooc:=SUM(SUM([.L118:.O118]);PRODUCT(0.5;SUM([.P118:.W118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600">
            <text:p>1600</text:p>
          </table:table-cell>
          <table:table-cell office:value-type="string">
            <text:p>AfterFXRender does not respect comp Start name </text:p>
          </table:table-cell>
          <table:table-cell office:value-type="string">
            <text:p>Plugins </text:p>
          </table:table-cell>
          <table:table-cell office:value-type="string">
            <text:p>2.4.2 </text:p>
          </table:table-cell>
          <table:table-cell office:value-type="string">
            <text:p>Defect </text:p>
          </table:table-cell>
          <table:table-cell table:number-columns-repeated="18"/>
          <table:table-cell table:formula="oooc:=SUM(SUM([.L119:.O119]);PRODUCT(0.5;SUM([.P119:.W119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518">
            <text:p>518</text:p>
          </table:table-cell>
          <table:table-cell office:value-type="string">
            <text:p>HDiff Comparator Plugin </text:p>
          </table:table-cell>
          <table:table-cell office:value-type="string">
            <text:p>Plugins </text:p>
          </table:table-cell>
          <table:table-cell office:value-type="string">
            <text:p>2.0.0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20:.O120]);PRODUCT(0.5;SUM([.P120:.W120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522">
            <text:p>522</text:p>
          </table:table-cell>
          <table:table-cell office:value-type="string">
            <text:p>ShakeSync Tool </text:p>
          </table:table-cell>
          <table:table-cell office:value-type="string">
            <text:p>Plugins </text:p>
          </table:table-cell>
          <table:table-cell office:value-type="string">
            <text:p>2.0.0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21:.O121]);PRODUCT(0.5;SUM([.P121:.W121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567">
            <text:p>567</text:p>
          </table:table-cell>
          <table:table-cell office:value-type="string">
            <text:p>Liquid/Pixie Plugins </text:p>
          </table:table-cell>
          <table:table-cell office:value-type="string">
            <text:p>Plugins </text:p>
          </table:table-cell>
          <table:table-cell office:value-type="string">
            <text:p>2.0.5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22:.O122]);PRODUCT(0.5;SUM([.P122:.W122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593">
            <text:p>593</text:p>
          </table:table-cell>
          <table:table-cell office:value-type="string">
            <text:p>Turtle Plugins </text:p>
          </table:table-cell>
          <table:table-cell office:value-type="string">
            <text:p>Plugins </text:p>
          </table:table-cell>
          <table:table-cell office:value-type="string">
            <text:p>2.0.8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23:.O123]);PRODUCT(0.5;SUM([.P123:.W123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594">
            <text:p>594</text:p>
          </table:table-cell>
          <table:table-cell office:value-type="string">
            <text:p>ZBrush Plugins </text:p>
          </table:table-cell>
          <table:table-cell office:value-type="string">
            <text:p>Plugins </text:p>
          </table:table-cell>
          <table:table-cell office:value-type="string">
            <text:p>2.0.8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24:.O124]);PRODUCT(0.5;SUM([.P124:.W124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598">
            <text:p>598</text:p>
          </table:table-cell>
          <table:table-cell office:value-type="string">
            <text:p>Windows Specific Air Editor Plugins </text:p>
          </table:table-cell>
          <table:table-cell office:value-type="string">
            <text:p>Plugins </text:p>
          </table:table-cell>
          <table:table-cell office:value-type="string">
            <text:p>2.0.8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25:.O125]);PRODUCT(0.5;SUM([.P125:.W125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611">
            <text:p>611</text:p>
          </table:table-cell>
          <table:table-cell office:value-type="string">
            <text:p>XSI Plugins </text:p>
          </table:table-cell>
          <table:table-cell office:value-type="string">
            <text:p>Plugins </text:p>
          </table:table-cell>
          <table:table-cell office:value-type="string">
            <text:p>2.0.8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26:.O126]);PRODUCT(0.5;SUM([.P126:.W126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14">
            <text:p>1014</text:p>
          </table:table-cell>
          <table:table-cell office:value-type="string">
            <text:p>Adobe CS2 Export Action Plugins </text:p>
          </table:table-cell>
          <table:table-cell office:value-type="string">
            <text:p>Plugins 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27:.O127]);PRODUCT(0.5;SUM([.P127:.W127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30">
            <text:p>1030</text:p>
          </table:table-cell>
          <table:table-cell office:value-type="string">
            <text:p>Digital Fusion Plugins </text:p>
          </table:table-cell>
          <table:table-cell office:value-type="string">
            <text:p>Plugins </text:p>
          </table:table-cell>
          <table:table-cell office:value-type="string">
            <text:p>2.2.1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28:.O128]);PRODUCT(0.5;SUM([.P128:.W128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36">
            <text:p>1036</text:p>
          </table:table-cell>
          <table:table-cell office:value-type="string">
            <text:p>NukeBuild Action </text:p>
          </table:table-cell>
          <table:table-cell office:value-type="string">
            <text:p>Plugins </text:p>
          </table:table-cell>
          <table:table-cell office:value-type="string">
            <text:p>2.2.2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29:.O129]);PRODUCT(0.5;SUM([.P129:.W129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102">
            <text:p>1102</text:p>
          </table:table-cell>
          <table:table-cell office:value-type="string">
            <text:p>FFMPEG Action </text:p>
          </table:table-cell>
          <table:table-cell office:value-type="string">
            <text:p>Plugins </text:p>
          </table:table-cell>
          <table:table-cell office:value-type="string">
            <text:p>2.2.5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30:.O130]);PRODUCT(0.5;SUM([.P130:.W130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163">
            <text:p>1163</text:p>
          </table:table-cell>
          <table:table-cell office:value-type="string">
            <text:p>Ultraedit studio editor </text:p>
          </table:table-cell>
          <table:table-cell office:value-type="string">
            <text:p>Plugins </text:p>
          </table:table-cell>
          <table:table-cell office:value-type="string">
            <text:p>2.3.4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31:.O131]);PRODUCT(0.5;SUM([.P131:.W131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171">
            <text:p>1171</text:p>
          </table:table-cell>
          <table:table-cell office:value-type="string">
            <text:p>Unfold3D editor plugin </text:p>
          </table:table-cell>
          <table:table-cell office:value-type="string">
            <text:p>Plugins </text:p>
          </table:table-cell>
          <table:table-cell office:value-type="string">
            <text:p>2.3.5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32:.O132]);PRODUCT(0.5;SUM([.P132:.W132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219">
            <text:p>1219</text:p>
          </table:table-cell>
          <table:table-cell office:value-type="string">
            <text:p>plplugin --install run from Eclipse editor </text:p>
          </table:table-cell>
          <table:table-cell office:value-type="string">
            <text:p>Plugins </text:p>
          </table:table-cell>
          <table:table-cell office:value-type="string">
            <text:p>2.3.5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33:.O133]);PRODUCT(0.5;SUM([.P133:.W133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288">
            <text:p>1288</text:p>
          </table:table-cell>
          <table:table-cell office:value-type="string">
            <text:p>MayaRender should let you set the project </text:p>
          </table:table-cell>
          <table:table-cell office:value-type="string">
            <text:p>Plugins </text:p>
          </table:table-cell>
          <table:table-cell office:value-type="string">
            <text:p>2.3.10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34:.O134]);PRODUCT(0.5;SUM([.P134:.W134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330">
            <text:p>1330</text:p>
          </table:table-cell>
          <table:table-cell office:value-type="string">
            <text:p>Add a JEdit editor </text:p>
          </table:table-cell>
          <table:table-cell office:value-type="string">
            <text:p>Plugins </text:p>
          </table:table-cell>
          <table:table-cell office:value-type="string">
            <text:p>2.3.13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35:.O135]);PRODUCT(0.5;SUM([.P135:.W135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341">
            <text:p>1341</text:p>
          </table:table-cell>
          <table:table-cell office:value-type="string">
            <text:p>NodeEnvironment plugin type </text:p>
          </table:table-cell>
          <table:table-cell office:value-type="string">
            <text:p>Plugins </text:p>
          </table:table-cell>
          <table:table-cell office:value-type="string">
            <text:p>2.3.13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36:.O136]);PRODUCT(0.5;SUM([.P136:.W136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01">
            <text:p>1401</text:p>
          </table:table-cell>
          <table:table-cell office:value-type="string">
            <text:p>Add parameters to Editors </text:p>
          </table:table-cell>
          <table:table-cell office:value-type="string">
            <text:p>Plugins </text:p>
          </table:table-cell>
          <table:table-cell office:value-type="string">
            <text:p>2.3.15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37:.O137]);PRODUCT(0.5;SUM([.P137:.W137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06">
            <text:p>1406</text:p>
          </table:table-cell>
          <table:table-cell office:value-type="string">
            <text:p>Toolset Setup Wizard </text:p>
          </table:table-cell>
          <table:table-cell office:value-type="string">
            <text:p>Plugins </text:p>
          </table:table-cell>
          <table:table-cell office:value-type="string">
            <text:p>2.3.15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38:.O138]);PRODUCT(0.5;SUM([.P138:.W138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14">
            <text:p>1414</text:p>
          </table:table-cell>
          <table:table-cell office:value-type="string">
            <text:p>Support for Adobe CS3 </text:p>
          </table:table-cell>
          <table:table-cell office:value-type="string">
            <text:p>Plugins </text:p>
          </table:table-cell>
          <table:table-cell office:value-type="string">
            <text:p>2.3.15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39:.O139]);PRODUCT(0.5;SUM([.P139:.W139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20">
            <text:p>1420</text:p>
          </table:table-cell>
          <table:table-cell office:value-type="string">
            <text:p>NukeDebugTexture Action </text:p>
          </table:table-cell>
          <table:table-cell office:value-type="string">
            <text:p>Plugins </text:p>
          </table:table-cell>
          <table:table-cell office:value-type="string">
            <text:p>2.3.15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40:.O140]);PRODUCT(0.5;SUM([.P140:.W140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539">
            <text:p>1539</text:p>
          </table:table-cell>
          <table:table-cell office:value-type="string">
            <text:p>Alpha and Depth in the MayaRenderGlobals Action </text:p>
          </table:table-cell>
          <table:table-cell office:value-type="string">
            <text:p>Plugins 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41:.O141]);PRODUCT(0.5;SUM([.P141:.W141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608">
            <text:p>1608</text:p>
          </table:table-cell>
          <table:table-cell office:value-type="string">
            <text:p>hfsMantra: adding ifd filtering functionality </text:p>
          </table:table-cell>
          <table:table-cell office:value-type="string">
            <text:p>Plugins </text:p>
          </table:table-cell>
          <table:table-cell office:value-type="string">
            <text:p>2.4.3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42:.O142]);PRODUCT(0.5;SUM([.P142:.W142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601">
            <text:p>601</text:p>
          </table:table-cell>
          <table:table-cell office:value-type="string">
            <text:p>IvView Editor on Windows &amp; Mac OS X </text:p>
          </table:table-cell>
          <table:table-cell office:value-type="string">
            <text:p>Plugins </text:p>
          </table:table-cell>
          <table:table-cell office:value-type="string">
            <text:p>2.0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43:.O143]);PRODUCT(0.5;SUM([.P143:.W143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666">
            <text:p>666</text:p>
          </table:table-cell>
          <table:table-cell office:value-type="string">
            <text:p>RegisterMap Tool Enhancement </text:p>
          </table:table-cell>
          <table:table-cell office:value-type="string">
            <text:p>Plugins </text:p>
          </table:table-cell>
          <table:table-cell office:value-type="string">
            <text:p>2.0.14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44:.O144]);PRODUCT(0.5;SUM([.P144:.W144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917">
            <text:p>917</text:p>
          </table:table-cell>
          <table:table-cell office:value-type="string">
            <text:p>SyflexApplyCache SourceParams Override </text:p>
          </table:table-cell>
          <table:table-cell office:value-type="string">
            <text:p>Plugins </text:p>
          </table:table-cell>
          <table:table-cell office:value-type="string">
            <text:p>2.1.7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45:.O145]);PRODUCT(0.5;SUM([.P145:.W145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19">
            <text:p>1019</text:p>
          </table:table-cell>
          <table:table-cell office:value-type="string">
            <text:p>Port Houdini Action Plugins to Windows </text:p>
          </table:table-cell>
          <table:table-cell office:value-type="string">
            <text:p>Plugins 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46:.O146]);PRODUCT(0.5;SUM([.P146:.W146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20">
            <text:p>1020</text:p>
          </table:table-cell>
          <table:table-cell office:value-type="string">
            <text:p>Port AIR Action Plugins to Windows </text:p>
          </table:table-cell>
          <table:table-cell office:value-type="string">
            <text:p>Plugins 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47:.O147]);PRODUCT(0.5;SUM([.P147:.W147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21">
            <text:p>1021</text:p>
          </table:table-cell>
          <table:table-cell office:value-type="string">
            <text:p>Port PRMan Action Plugins to Windows </text:p>
          </table:table-cell>
          <table:table-cell office:value-type="string">
            <text:p>Plugins 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48:.O148]);PRODUCT(0.5;SUM([.P148:.W148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22">
            <text:p>1022</text:p>
          </table:table-cell>
          <table:table-cell office:value-type="string">
            <text:p>Port Gelato Action Plugins to Windows </text:p>
          </table:table-cell>
          <table:table-cell office:value-type="string">
            <text:p>Plugins 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49:.O149]);PRODUCT(0.5;SUM([.P149:.W149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23">
            <text:p>1023</text:p>
          </table:table-cell>
          <table:table-cell office:value-type="string">
            <text:p>Port Syflex Action Plugins to Windows </text:p>
          </table:table-cell>
          <table:table-cell office:value-type="string">
            <text:p>Plugins 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50:.O150]);PRODUCT(0.5;SUM([.P150:.W150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89">
            <text:p>1089</text:p>
          </table:table-cell>
          <table:table-cell office:value-type="string">
            <text:p>Adobe After Effects Support for Mac OS X and Windows XP </text:p>
          </table:table-cell>
          <table:table-cell office:value-type="string">
            <text:p>Plugins </text:p>
          </table:table-cell>
          <table:table-cell office:value-type="string">
            <text:p>2.2.5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51:.O151]);PRODUCT(0.5;SUM([.P151:.W151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133">
            <text:p>1133</text:p>
          </table:table-cell>
          <table:table-cell office:value-type="string">
            <text:p>AfterFX Editor on Mac OS X </text:p>
          </table:table-cell>
          <table:table-cell office:value-type="string">
            <text:p>Plugins </text:p>
          </table:table-cell>
          <table:table-cell office:value-type="string">
            <text:p>2.3.2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52:.O152]);PRODUCT(0.5;SUM([.P152:.W152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210">
            <text:p>1210</text:p>
          </table:table-cell>
          <table:table-cell office:value-type="string">
            <text:p>Multi-file select in MRayAddTextures </text:p>
          </table:table-cell>
          <table:table-cell office:value-type="string">
            <text:p>Plugins </text:p>
          </table:table-cell>
          <table:table-cell office:value-type="string">
            <text:p>2.3.5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53:.O153]);PRODUCT(0.5;SUM([.P153:.W153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218">
            <text:p>1218</text:p>
          </table:table-cell>
          <table:table-cell office:value-type="string">
            <text:p>plugin jar contents get changed </text:p>
          </table:table-cell>
          <table:table-cell office:value-type="string">
            <text:p>Plugins </text:p>
          </table:table-cell>
          <table:table-cell office:value-type="string">
            <text:p>2.3.4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54:.O154]);PRODUCT(0.5;SUM([.P154:.W154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269">
            <text:p>1269</text:p>
          </table:table-cell>
          <table:table-cell office:value-type="string">
            <text:p>Make MRayOptionsAction use Tuple Parameters </text:p>
          </table:table-cell>
          <table:table-cell office:value-type="string">
            <text:p>Plugins </text:p>
          </table:table-cell>
          <table:table-cell office:value-type="string">
            <text:p>2.3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55:.O155]);PRODUCT(0.5;SUM([.P155:.W155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17">
            <text:p>1417</text:p>
          </table:table-cell>
          <table:table-cell office:value-type="string">
            <text:p>Reorganize CompBuild Action Parameters </text:p>
          </table:table-cell>
          <table:table-cell office:value-type="string">
            <text:p>Plugins </text:p>
          </table:table-cell>
          <table:table-cell office:value-type="string">
            <text:p>2.3.15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56:.O156]);PRODUCT(0.5;SUM([.P156:.W156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45">
            <text:p>1445</text:p>
          </table:table-cell>
          <table:table-cell office:value-type="string">
            <text:p>Standardize NodeNote UI </text:p>
          </table:table-cell>
          <table:table-cell office:value-type="string">
            <text:p>Plugins </text:p>
          </table:table-cell>
          <table:table-cell office:value-type="string">
            <text:p>2.3.15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57:.O157]);PRODUCT(0.5;SUM([.P157:.W157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66">
            <text:p>1466</text:p>
          </table:table-cell>
          <table:table-cell office:value-type="string">
            <text:p>Nuke 5.0 Python Scripting Support </text:p>
          </table:table-cell>
          <table:table-cell office:value-type="string">
            <text:p>Plugins 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58:.O158]);PRODUCT(0.5;SUM([.P158:.W158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548">
            <text:p>1548</text:p>
          </table:table-cell>
          <table:table-cell office:value-type="string">
            <text:p>NukeAddSource tool not recognizing image sequences </text:p>
          </table:table-cell>
          <table:table-cell office:value-type="string">
            <text:p>Plugins 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59:.O159]);PRODUCT(0.5;SUM([.P159:.W159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587">
            <text:p>1587</text:p>
          </table:table-cell>
          <table:table-cell office:value-type="string">
            <text:p>Gelato 2.2R1 Support </text:p>
          </table:table-cell>
          <table:table-cell office:value-type="string">
            <text:p>Plugins </text:p>
          </table:table-cell>
          <table:table-cell office:value-type="string">
            <text:p>2.4.2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60:.O160]);PRODUCT(0.5;SUM([.P160:.W160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601">
            <text:p>1601</text:p>
          </table:table-cell>
          <table:table-cell office:value-type="string">
            <text:p>Possible to installer KeyChooser which does not compile? </text:p>
          </table:table-cell>
          <table:table-cell office:value-type="string">
            <text:p>Plugins </text:p>
          </table:table-cell>
          <table:table-cell office:value-type="string">
            <text:p>2.4.2 </text:p>
          </table:table-cell>
          <table:table-cell office:value-type="string">
            <text:p>Severe Defect </text:p>
          </table:table-cell>
          <table:table-cell table:number-columns-repeated="18"/>
          <table:table-cell table:formula="oooc:=SUM(SUM([.L161:.O161]);PRODUCT(0.5;SUM([.P161:.W161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568">
            <text:p>1568</text:p>
          </table:table-cell>
          <table:table-cell office:value-type="string">
            <text:p>Default settings for plremote </text:p>
          </table:table-cell>
          <table:table-cell office:value-type="string">
            <text:p>Script</text:p>
          </table:table-cell>
          <table:table-cell office:value-type="string">
            <text:p>2.4.1 </text:p>
          </table:table-cell>
          <table:table-cell office:value-type="string">
            <text:p>Annoyance </text:p>
          </table:table-cell>
          <table:table-cell table:number-columns-repeated="18"/>
          <table:table-cell table:formula="oooc:=SUM(SUM([.L162:.O162]);PRODUCT(0.5;SUM([.P162:.W16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Listing of New Versions </text:p>
          </table:table-cell>
          <table:table-cell office:value-type="string">
            <text:p>Script</text:p>
          </table:table-cell>
          <table:table-cell office:value-type="string">
            <text:p>2.0.14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63:.O163]);PRODUCT(0.5;SUM([.P163:.W163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605">
            <text:p>1605</text:p>
          </table:table-cell>
          <table:table-cell office:value-type="string">
            <text:p>plscript missing node locking ability </text:p>
          </table:table-cell>
          <table:table-cell office:value-type="string">
            <text:p>Script</text:p>
          </table:table-cell>
          <table:table-cell office:value-type="string">
            <text:p>2.4.2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64:.O164]);PRODUCT(0.5;SUM([.P164:.W164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606">
            <text:p>1606</text:p>
          </table:table-cell>
          <table:table-cell office:value-type="string">
            <text:p>plscript missing "vouch" functionality </text:p>
          </table:table-cell>
          <table:table-cell office:value-type="string">
            <text:p>Script</text:p>
          </table:table-cell>
          <table:table-cell office:value-type="string">
            <text:p>2.4.2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65:.O165]);PRODUCT(0.5;SUM([.P165:.W165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77">
            <text:p>1477</text:p>
          </table:table-cell>
          <table:table-cell office:value-type="string">
            <text:p>Replace Jython with Jepp? </text:p>
          </table:table-cell>
          <table:table-cell office:value-type="string">
            <text:p>Script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number-columns-repeated="12"/>
          <table:table-cell table:formula="oooc:=SUM(SUM([.L166:.O166]);PRODUCT(0.5;SUM([.P166:.W16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Windows Networking Exception </text:p>
          </table:table-cell>
          <table:table-cell office:value-type="string">
            <text:p>Server</text:p>
          </table:table-cell>
          <table:table-cell office:value-type="string">
            <text:p>2.2.1 </text:p>
          </table:table-cell>
          <table:table-cell office:value-type="string">
            <text:p>Annoyance </text:p>
          </table:table-cell>
          <table:table-cell table:number-columns-repeated="18"/>
          <table:table-cell table:formula="oooc:=SUM(SUM([.L167:.O167]);PRODUCT(0.5;SUM([.P167:.W167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391">
            <text:p>1391</text:p>
          </table:table-cell>
          <table:table-cell office:value-type="string">
            <text:p>Toolsets take long time to load on startup </text:p>
          </table:table-cell>
          <table:table-cell office:value-type="string">
            <text:p>Server</text:p>
          </table:table-cell>
          <table:table-cell office:value-type="string">
            <text:p>2.3.15 </text:p>
          </table:table-cell>
          <table:table-cell office:value-type="string">
            <text:p>Annoyance </text:p>
          </table:table-cell>
          <table:table-cell table:number-columns-repeated="18"/>
          <table:table-cell table:formula="oooc:=SUM(SUM([.L168:.O168]);PRODUCT(0.5;SUM([.P168:.W16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90">
            <text:p>1590</text:p>
          </table:table-cell>
          <table:table-cell office:value-type="string">
            <text:p>Registering an Existing File is Dubious </text:p>
          </table:table-cell>
          <table:table-cell office:value-type="string">
            <text:p>Server</text:p>
          </table:table-cell>
          <table:table-cell office:value-type="string">
            <text:p>2.4.2 </text:p>
          </table:table-cell>
          <table:table-cell office:value-type="string">
            <text:p>Annoyance </text:p>
          </table:table-cell>
          <table:table-cell table:number-columns-repeated="18"/>
          <table:table-cell table:formula="oooc:=SUM(SUM([.L169:.O169]);PRODUCT(0.5;SUM([.P169:.W16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Remote Windows Job Server Shutdown </text:p>
          </table:table-cell>
          <table:table-cell office:value-type="string">
            <text:p>Server</text:p>
          </table:table-cell>
          <table:table-cell office:value-type="string">
            <text:p>2.2.1 </text:p>
          </table:table-cell>
          <table:table-cell office:value-type="string">
            <text:p>Defect </text:p>
          </table:table-cell>
          <table:table-cell table:number-columns-repeated="18"/>
          <table:table-cell table:formula="oooc:=SUM(SUM([.L170:.O170]);PRODUCT(0.5;SUM([.P170:.W17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3">
            <text:p>1323</text:p>
          </table:table-cell>
          <table:table-cell office:value-type="string">
            <text:p>System Load on Windows Inconsistent with Unix Load </text:p>
          </table:table-cell>
          <table:table-cell office:value-type="string">
            <text:p>Server</text:p>
          </table:table-cell>
          <table:table-cell office:value-type="string">
            <text:p>2.3.13 </text:p>
          </table:table-cell>
          <table:table-cell office:value-type="string">
            <text:p>Defect </text:p>
          </table:table-cell>
          <table:table-cell table:number-columns-repeated="18"/>
          <table:table-cell table:formula="oooc:=SUM(SUM([.L171:.O171]);PRODUCT(0.5;SUM([.P171:.W171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21">
            <text:p>1421</text:p>
          </table:table-cell>
          <table:table-cell office:value-type="string">
            <text:p>Symlinks to Target are not relative </text:p>
          </table:table-cell>
          <table:table-cell office:value-type="string">
            <text:p>Server</text:p>
          </table:table-cell>
          <table:table-cell office:value-type="string">
            <text:p>2.3.15 </text:p>
          </table:table-cell>
          <table:table-cell office:value-type="string">
            <text:p>Defect </text:p>
          </table:table-cell>
          <table:table-cell table:number-columns-repeated="18"/>
          <table:table-cell table:formula="oooc:=SUM(SUM([.L172:.O172]);PRODUCT(0.5;SUM([.P172:.W172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95">
            <text:p>1495</text:p>
          </table:table-cell>
          <table:table-cell office:value-type="string">
            <text:p>KeyChooser Plugin Updates </text:p>
          </table:table-cell>
          <table:table-cell office:value-type="string">
            <text:p>Server</text:p>
          </table:table-cell>
          <table:table-cell office:value-type="string">
            <text:p>2.4.1 </text:p>
          </table:table-cell>
          <table:table-cell office:value-type="string">
            <text:p>Defect </text:p>
          </table:table-cell>
          <table:table-cell table:number-columns-repeated="18"/>
          <table:table-cell table:formula="oooc:=SUM(SUM([.L173:.O173]);PRODUCT(0.5;SUM([.P173:.W17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Secondary Queue Managers </text:p>
          </table:table-cell>
          <table:table-cell office:value-type="string">
            <text:p>Server</text:p>
          </table:table-cell>
          <table:table-cell office:value-type="string">
            <text:p>2.0.17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74:.O174]);PRODUCT(0.5;SUM([.P174:.W17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Redundant Master Servers </text:p>
          </table:table-cell>
          <table:table-cell office:value-type="string">
            <text:p>Server</text:p>
          </table:table-cell>
          <table:table-cell office:value-type="string">
            <text:p>2.0.16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75:.O175]);PRODUCT(0.5;SUM([.P175:.W17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E-Mail Logging </text:p>
          </table:table-cell>
          <table:table-cell office:value-type="string">
            <text:p>Server</text:p>
          </table:table-cell>
          <table:table-cell office:value-type="string">
            <text:p>2.0.18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76:.O176]);PRODUCT(0.5;SUM([.P176:.W17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Distributed File Manager </text:p>
          </table:table-cell>
          <table:table-cell office:value-type="string">
            <text:p>Server</text:p>
          </table:table-cell>
          <table:table-cell office:value-type="string">
            <text:p>2.1.8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77:.O177]);PRODUCT(0.5;SUM([.P177:.W177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945">
            <text:p>945</text:p>
          </table:table-cell>
          <table:table-cell office:value-type="string">
            <text:p>PluginMgr Plugin Name Verification at Startup </text:p>
          </table:table-cell>
          <table:table-cell office:value-type="string">
            <text:p>Server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78:.O178]);PRODUCT(0.5;SUM([.P178:.W178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975">
            <text:p>975</text:p>
          </table:table-cell>
          <table:table-cell office:value-type="string">
            <text:p>Clean Unused Toolsets </text:p>
          </table:table-cell>
          <table:table-cell office:value-type="string">
            <text:p>Server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79:.O179]);PRODUCT(0.5;SUM([.P179:.W17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42">
            <text:p>1142</text:p>
          </table:table-cell>
          <table:table-cell office:value-type="string">
            <text:p>Queue Database Backup </text:p>
          </table:table-cell>
          <table:table-cell office:value-type="string">
            <text:p>Server</text:p>
          </table:table-cell>
          <table:table-cell office:value-type="string">
            <text:p>2.3.3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80:.O180]);PRODUCT(0.5;SUM([.P180:.W18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8">
            <text:p>1318</text:p>
          </table:table-cell>
          <table:table-cell office:value-type="string">
            <text:p>rendering exclusively on machines </text:p>
          </table:table-cell>
          <table:table-cell office:value-type="string">
            <text:p>Server</text:p>
          </table:table-cell>
          <table:table-cell office:value-type="string">
            <text:p>2.3.8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81:.O181]);PRODUCT(0.5;SUM([.P181:.W18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5">
            <text:p>1335</text:p>
          </table:table-cell>
          <table:table-cell office:value-type="string">
            <text:p>Access to scratch files across the network </text:p>
          </table:table-cell>
          <table:table-cell office:value-type="string">
            <text:p>Server</text:p>
          </table:table-cell>
          <table:table-cell office:value-type="string">
            <text:p>2.3.13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82:.O182]);PRODUCT(0.5;SUM([.P182:.W182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346">
            <text:p>1346</text:p>
          </table:table-cell>
          <table:table-cell office:value-type="string">
            <text:p>Offline Cache should have saved state most of the time </text:p>
          </table:table-cell>
          <table:table-cell office:value-type="string">
            <text:p>Server</text:p>
          </table:table-cell>
          <table:table-cell office:value-type="string">
            <text:p>2.3.13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83:.O183]);PRODUCT(0.5;SUM([.P183:.W18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13">
            <text:p>1613</text:p>
          </table:table-cell>
          <table:table-cell office:value-type="string">
            <text:p>Job Dispatch Revisited</text:p>
          </table:table-cell>
          <table:table-cell office:value-type="string">
            <text:p>Server</text:p>
          </table:table-cell>
          <table:table-cell table:style-name="ce5" office:value-type="string">
            <text:p>2.4.3 </text:p>
          </table:table-cell>
          <table:table-cell office:value-type="string">
            <text:p>Feature Reques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7"/>
          <table:table-cell table:formula="oooc:=SUM(SUM([.L184:.O184]);PRODUCT(0.5;SUM([.P184:.W184])))" office:value-type="float" office:value="18.5">
            <text:p>18.5</text:p>
          </table:table-cell>
          <table:table-cell/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Node Locks should be Interruptible </text:p>
          </table:table-cell>
          <table:table-cell office:value-type="string">
            <text:p>Server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85:.O185]);PRODUCT(0.5;SUM([.P185:.W18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38">
            <text:p>1138</text:p>
          </table:table-cell>
          <table:table-cell office:value-type="string">
            <text:p>Repository File Testing Speedups </text:p>
          </table:table-cell>
          <table:table-cell office:value-type="string">
            <text:p>Server</text:p>
          </table:table-cell>
          <table:table-cell office:value-type="string">
            <text:p>2.3.3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86:.O186]);PRODUCT(0.5;SUM([.P186:.W18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39">
            <text:p>1139</text:p>
          </table:table-cell>
          <table:table-cell office:value-type="string">
            <text:p>Repository File Comparisons </text:p>
          </table:table-cell>
          <table:table-cell office:value-type="string">
            <text:p>Server</text:p>
          </table:table-cell>
          <table:table-cell office:value-type="string">
            <text:p>2.3.3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87:.O187]);PRODUCT(0.5;SUM([.P187:.W18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04">
            <text:p>1304</text:p>
          </table:table-cell>
          <table:table-cell office:value-type="string">
            <text:p>Add support for Mac based NAS file server </text:p>
          </table:table-cell>
          <table:table-cell office:value-type="string">
            <text:p>Server</text:p>
          </table:table-cell>
          <table:table-cell office:value-type="string">
            <text:p>2.3.11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88:.O188]);PRODUCT(0.5;SUM([.P188:.W18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7">
            <text:p>1347</text:p>
          </table:table-cell>
          <table:table-cell office:value-type="string">
            <text:p>Faster Downstream Links Cache Rebuilding </text:p>
          </table:table-cell>
          <table:table-cell office:value-type="string">
            <text:p>Server</text:p>
          </table:table-cell>
          <table:table-cell office:value-type="string">
            <text:p>2.3.12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89:.O189]);PRODUCT(0.5;SUM([.P189:.W18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8">
            <text:p>1348</text:p>
          </table:table-cell>
          <table:table-cell office:value-type="string">
            <text:p>Multi-threaded Cache Rebuilding </text:p>
          </table:table-cell>
          <table:table-cell office:value-type="string">
            <text:p>Server</text:p>
          </table:table-cell>
          <table:table-cell office:value-type="string">
            <text:p>2.3.12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90:.O190]);PRODUCT(0.5;SUM([.P190:.W19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86">
            <text:p>1586</text:p>
          </table:table-cell>
          <table:table-cell office:value-type="string">
            <text:p>Job Killing Signals </text:p>
          </table:table-cell>
          <table:table-cell office:value-type="string">
            <text:p>Server</text:p>
          </table:table-cell>
          <table:table-cell office:value-type="string">
            <text:p>2.4.2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91:.O191]);PRODUCT(0.5;SUM([.P191:.W191])))" office:value-type="float" office:value="0">
            <text:p>0</text:p>
          </table:table-cell>
          <table:table-cell/>
        </table:table-row>
        <table:table-row table:style-name="ro1">
          <table:table-cell table:style-name="Default" table:number-columns-repeated="24"/>
          <table:table-cell/>
        </table:table-row>
        <table:table-row table:style-name="ro1">
          <table:table-cell table:style-name="Default" table:number-columns-repeated="5"/>
          <table:table-cell table:style-name="ce12" office:value-type="string" table:number-columns-spanned="5" table:number-rows-spanned="1">
            <text:p>Total Development Days</text:p>
          </table:table-cell>
          <table:covered-table-cell table:style-name="Default"/>
          <table:covered-table-cell table:style-name="ce13"/>
          <table:covered-table-cell table:number-columns-repeated="2" table:style-name="ce14"/>
          <table:table-cell table:style-name="ce17" table:formula="oooc:=SUM([.K3:.K191])" office:value-type="float" office:value="144">
            <text:p>144</text:p>
          </table:table-cell>
          <table:table-cell table:style-name="Default" table:number-columns-repeated="13"/>
          <table:table-cell/>
        </table:table-row>
      </table:table>
      <table:table table:name="Sheet1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database-ranges>
        <table:database-range table:target-range-address="Sheet1_3.A3:Sheet1_3.W191" table:contains-header="false">
          <table:sort>
            <table:sort-by table:field-number="2" table:data-type="automatic"/>
            <table:sort-by table:field-number="4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en" style:country-asian="US" style:font-name-complex="Albany AMT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8">06/18/2008</text:date>, <text:time>15:0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06-16T18:12:20</meta:creation-date>
    <dc:date>2008-06-18T15:04:42</dc:date>
    <dc:language>en-US</dc:language>
    <meta:editing-cycles>21</meta:editing-cycles>
    <meta:editing-duration>PT5H14M24S</meta:editing-duration>
    <meta:user-defined meta:name="Info 1"/>
    <meta:user-defined meta:name="Info 2"/>
    <meta:user-defined meta:name="Info 3"/>
    <meta:user-defined meta:name="Info 4"/>
    <meta:document-statistic meta:table-count="5" meta:cell-count="1397"/>
  </office:meta>
</office:document-meta>
</file>